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 table:number-rows-repeated="10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051.51" calcext:value-type="float">
            <text:p>4051.51</text:p>
          </table:table-cell>
          <table:table-cell table:style-name="ce18" table:formula="of:=SUM([.C2:.C231])" office:value-type="float" office:value="891.20760796448" calcext:value-type="float">
            <text:p>891.21</text:p>
          </table:table-cell>
          <table:table-cell table:style-name="ce18" table:formula="of:=SUM([.$D$2:.$D$222])" office:value-type="float" office:value="55388.5" calcext:value-type="float">
            <text:p>55388.50</text:p>
          </table:table-cell>
          <table:table-cell table:style-name="ce19" table:formula="of:=[.D232]/[.C232]" office:value-type="float" office:value="62.1499407152812" calcext:value-type="float">
            <text:p>62.15</text:p>
          </table:table-cell>
          <table:table-cell table:style-name="ce20"/>
          <table:table-cell table:style-name="ce21"/>
          <table:table-cell table:style-name="ce18" table:formula="of:=SUM([.H2:.H231])" office:value-type="float" office:value="4814.53579" calcext:value-type="float">
            <text:p>4814.54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09:19:14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Mark Gadsby</meta:initial-creator>
    <meta:creation-date>2013-03-08T01:41:14Z</meta:creation-date>
    <dc:date>2019-05-23T09:22:40.410000000</dc:date>
    <meta:editing-cycles>218</meta:editing-cycles>
    <meta:editing-duration>PT7H40S</meta:editing-duration>
    <meta:document-statistic meta:table-count="1" meta:cell-count="2171" meta:object-count="0"/>
  </office:meta>
</office:document-meta>
</file>